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size="8pt" officeooo:paragraph-rsid="0009ed6f" style:font-size-asian="8pt" style:font-size-complex="8pt"/>
    </style:style>
    <style:style style:name="T1" style:family="text">
      <style:text-properties fo:font-variant="normal" fo:text-transform="none" fo:color="#881280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881280" style:font-name="monospac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&lt;XMLBIBLE xmlns:xsi="http://www.w3.org/2001/XMLSchema-instance" biblename="Russian"&gt;</text:span></text:p>
      <text:p text:style-name="P1"><text:span text:style-name="T2"/></text:p>
      <text:p text:style-name="P2"><text:span text:style-name="T1"><text:tab/>&lt;BIBLEBOOK bnumber="61" bname="2 Peter"&gt;</text:span></text:p>
      <text:p text:style-name="P2"><text:span text:style-name="T1"><text:tab/>&lt;/BIBLEBOOK&gt;</text:span></text:p>
      <text:p text:style-name="P1"><text:span text:style-name="T1"/></text:p>
      <text:p text:style-name="P2"><text:span text:style-name="T1"><text:tab/>&lt;BIBLEBOOK bnumber="61" bname="2 Peter"&gt;</text:span></text:p>
      <text:p text:style-name="P2"><text:span text:style-name="T1"><text:tab/>&lt;/BIBLEBOOK&gt;</text:span></text:p>
      <text:p text:style-name="P2"><text:span text:style-name="T1"><text:tab/></text:span></text:p>
      <text:p text:style-name="P1"><text:span text:style-name="T2">&lt;/XMLBIBL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1:29:33.540389194</meta:creation-date>
    <meta:generator>LibreOffice/6.4.7.2$Linux_X86_64 LibreOffice_project/40$Build-2</meta:generator>
    <dc:date>2024-01-04T11:33:05.178343759</dc:date>
    <meta:editing-duration>PT3M31S</meta:editing-duration>
    <meta:editing-cycles>2</meta:editing-cycles>
    <meta:document-statistic meta:table-count="0" meta:image-count="0" meta:object-count="0" meta:page-count="1" meta:paragraph-count="7" meta:word-count="14" meta:character-count="204" meta:non-whitespace-character-count="191"/>
  </office:meta>
</office:document-meta>
</file>